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Standard">
      <style:text-properties fo:language="ru" fo:country="RU" officeooo:rsid="0023e910" officeooo:paragraph-rsid="0016399b"/>
    </style:style>
    <style:style style:name="P13" style:family="paragraph" style:parent-style-name="Text_20_body">
      <style:text-properties fo:language="ru" fo:country="RU" officeooo:rsid="0023e910" officeooo:paragraph-rsid="0017c94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5" style:family="paragraph" style:parent-style-name="Text_20_body">
      <style:paragraph-properties fo:text-align="start" style:justify-single-word="false"/>
      <style:text-properties fo:language="ru" fo:country="RU" officeooo:rsid="0023e910" officeooo:paragraph-rsid="002cb101"/>
    </style:style>
    <style:style style:name="P16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P17" style:family="paragraph" style:parent-style-name="Содержимое_20_таблицы_20_по_20_центру">
      <style:text-properties officeooo:rsid="0027c778" officeooo:paragraph-rsid="0027c778"/>
    </style:style>
    <style:style style:name="P1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9" style:family="paragraph" style:parent-style-name="Contents_20_Heading" style:master-page-name="First_20_Page">
      <style:paragraph-properties style:page-number="1"/>
    </style:style>
    <style:style style:name="P20" style:family="paragraph" style:parent-style-name="Standard">
      <style:paragraph-properties fo:line-height="150%" fo:text-align="start" style:justify-single-word="false"/>
      <style:text-properties fo:language="ru" fo:country="RU" officeooo:rsid="0023e910" officeooo:paragraph-rsid="002dab83"/>
    </style:style>
    <style:style style:name="P21" style:family="paragraph" style:parent-style-name="Standard">
      <style:paragraph-properties fo:line-height="150%"/>
      <style:text-properties officeooo:paragraph-rsid="002dab83"/>
    </style:style>
    <style:style style:name="P22" style:family="paragraph" style:parent-style-name="Standard">
      <style:paragraph-properties fo:text-align="center" style:justify-single-word="false"/>
      <style:text-properties fo:font-weight="bold" officeooo:paragraph-rsid="002dab83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24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3a37"/>
    </style:style>
    <style:style style:name="T3" style:family="text">
      <style:text-properties fo:language="ru" fo:country="RU" officeooo:rsid="002dab83"/>
    </style:style>
    <style:style style:name="T4" style:family="text">
      <style:text-properties officeooo:rsid="002c0e4a"/>
    </style:style>
    <style:style style:name="T5" style:family="text">
      <style:text-properties officeooo:rsid="002cb101"/>
    </style:style>
    <style:style style:name="T6" style:family="text">
      <style:text-properties officeooo:rsid="002dab83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officeooo:rsid="0028f36d" style:font-weight-asian="normal" style:font-weight-complex="normal"/>
    </style:style>
    <style:style style:name="T9" style:family="text">
      <style:text-properties officeooo:rsid="002eb696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5">1</text:span><text:span text:style-name="T6">4</text:span></text:p>
      <text:p text:style-name="Standard"/>
      <text:p text:style-name="P10"><text:span text:style-name="T1">Тема лабораторной работы: </text:span><text:span text:style-name="T3">ООП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<text:span text:style-name="T5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7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Содержание</text:p>
          </text:index-title>
          <text:p text:style-name="P18"><text:a xlink:type="simple" xlink:href="#__RefHeading___Toc1116_1594055144" text:style-name="Index_20_Link" text:visited-style-name="Index_20_Link">Постановка задачи<text:tab/>2</text:a></text:p>
          <text:p text:style-name="P18"><text:a xlink:type="simple" xlink:href="#__RefHeading___Toc1118_1594055144" text:style-name="Index_20_Link" text:visited-style-name="Index_20_Link">Теоретическая часть<text:tab/></text:a><text:span text:style-name="T5">2</text:span></text:p>
          <text:p text:style-name="P18"><text:a xlink:type="simple" xlink:href="#__RefHeading___Toc1126_1594055144" text:style-name="Index_20_Link" text:visited-style-name="Index_20_Link">Листинг программы<text:tab/></text:a><text:a xlink:type="simple" xlink:href="#__RefHeading___Toc1126_1594055144" text:style-name="Index_20_Link" text:visited-style-name="Index_20_Link"><text:span text:style-name="T4">3</text:span></text:a></text:p>
          <text:p text:style-name="P18"><text:a xlink:type="simple" xlink:href="#__RefHeading___Toc1128_1594055144" text:style-name="Index_20_Link" text:visited-style-name="Index_20_Link">Результат работы программы<text:tab/></text:a><text:span text:style-name="T9">3</text:span></text:p>
          <text:p text:style-name="P18"><text:a xlink:type="simple" xlink:href="#__RefHeading___Toc1130_1594055144" text:style-name="Index_20_Link" text:visited-style-name="Index_20_Link">Список использованной литературы и материалов<text:tab/></text:a><text:span text:style-name="T9">4</text:span></text:p>
        </text:index-body>
      </text:table-of-content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Постановка задачи</text:p>
      <text:p text:style-name="P16"/>
      <text:p text:style-name="P14">Переписать программный код лабораторных работ №7 и №8 с использованием классов языка Python. Исходная функциональность программ должна быть полностью сохранена, изменению подлежит только структура кода — переход от процедурного стиля к объектно-ориентированному.</text:p>
      <text:p text:style-name="P14"/>
      <text:p text:style-name="P14">Исходные работы:</text:p>
      <text:p text:style-name="P14">- Лабораторная работа №7.1 — построение кусочно-заданной функции с использованием модуля turtle</text:p>
      <text:p text:style-name="P14">- Лабораторная работа №7.2 — построение точек методом Монте-Карло</text:p>
      <text:p text:style-name="P14">- Лабораторная работа №7.3 — построение графика функции ln(1-x) через ряд Тейлора</text:p>
      <text:p text:style-name="P14">- Лабораторная работа №8 — построение графиков двух функций (ряд Тейлора и Arth(x)) с графическим интерфейсом на Tkinter</text:p>
      <text:p text:style-name="P14"/>
      <text:p text:style-name="P16">Теоретическая часть</text:p>
      <text:p text:style-name="P16"/>
      <text:p text:style-name="P14">Объектно-ориентированное программирование (ООП) — это парадигма программирования, основанная на представлении программы в виде совокупности объектов, каждый из которых является экземпляром определенного класса. Классы описывают структуру и поведение объектов, объединяя данные (атрибуты) и методы (функции) для работы с этими данными.</text:p>
      <text:p text:style-name="P14"/>
      <text:p text:style-name="P14">Основные принципы ООП:</text:p>
      <text:p text:style-name="P14">1. Инкапсуляция — сокрытие внутреннего состояния объекта и предоставление доступа к нему только через методы. Это позволяет защитить данные от некорректного использования.</text:p>
      <text:p text:style-name="P14">2. Наследование — механизм создания нового класса на основе существующего с добавлением или переопределением функциональности.</text:p>
      <text:p text:style-name="P14"><text:soft-page-break/>3. Полиморфизм — возможность использования объектов разных классов через единый интерфейс.</text:p>
      <text:p text:style-name="P14">4. Абстракция — выделение существенных характеристик объекта, исключая незначительные детали.</text:p>
      <text:p text:style-name="P14"/>
      <text:p text:style-name="P14">Преимущества использования классов в Python:</text:p>
      <text:p text:style-name="P14">- Улучшенная организация кода: логически связанные функции и данные объединяются в одном месте</text:p>
      <text:p text:style-name="P14">- Возможность повторного использования кода через наследование</text:p>
      <text:p text:style-name="P14">- Упрощение отладки и тестирования: каждый класс можно тестировать отдельно</text:p>
      <text:p text:style-name="P14">- Инкапсуляция скрывает детали реализации, упрощая использование</text:p>
      <text:p text:style-name="P14">- Удобство работы в команде: классы представляют собой четкие модули</text:p>
      <text:p text:style-name="P14"/>
      <text:p text:style-name="P14">В данной работе процедурный код каждой лабораторной работы был преобразован в один или несколько классов. Все глобальные переменные стали атрибутами классов, а функции — методами. Логика работы программ осталась неизменной.</text:p>
      <text:p text:style-name="P14"/>
      <text:p text:style-name="P22">Листинг программы</text:p>
      <text:p text:style-name="P22"><text:span text:style-name="T1"/></text:p>
      <text:p text:style-name="P21"><text:span text:style-name="T1">Исходный код программы (листинг) размещен в репозитории </text:span><text:span text:style-name="T7">GitHub </text:span></text:p>
      <text:p text:style-name="P20"><text:span text:style-name="Strong_20_Emphasis"><text:span text:style-name="T8">https://github.com/printRush/BMSTU_Python_SysoevAS</text:span></text:span></text:p>
      <text:p text:style-name="P14"/>
      <text:p text:style-name="P16">Результат работы программы</text:p>
      <text:p text:style-name="P14"/>
      <text:p text:style-name="P14">В результате выполнения работы все четыре программы были успешно переписаны с использованием классов. Программы сохранили полную функциональность исходных версий:</text:p>
      <text:p text:style-name="P14"/>
      <text:p text:style-name="P14">- Lab 7.1: Построение графика кусочно-заданной функции в заданной области</text:p>
      <text:p text:style-name="P14">- Lab 7.2: Отображение точек методом Монте-Карло с подсчетом площади фигуры</text:p>
      <text:p text:style-name="P14"><text:soft-page-break/>- Lab 7.3: Построение графика ln(1-x) через ряд Тейлора с отображением области сходимости</text:p>
      <text:p text:style-name="P14">- Lab 8: Графическое приложение с возможностью изменения границ, шага меток и параметра смещения, отображением двух графиков разными цветами</text:p>
      <text:p text:style-name="P14"/>
      <text:p text:style-name="P14">Изменения в коде:</text:p>
      <text:p text:style-name="P14">- Все глобальные переменные заменены на атрибуты классов</text:p>
      <text:p text:style-name="P14">- Все функции заменены на методы классов</text:p>
      <text:p text:style-name="P14">- Добавлены конструкторы __init__ для инициализации атрибутов</text:p>
      <text:p text:style-name="P14">- Логика работы вынесена в метод run(), который запускает выполнение</text:p>
      <text:p text:style-name="P14">- Код стал более структурированным и удобным для дальнейшего расширения</text:p>
      <text:p text:style-name="P14"/>
      <text:p text:style-name="P14"/>
      <text:p text:style-name="P16">Список использованной литературы и материалов</text:p>
      <text:p text:style-name="P14"/>
      <text:p text:style-name="P14">1. Иванова Г.С. Основы программирования: учебник для вузов. – 4-е изд., стер. – М: изд-во МГТУ им. Н.Э. Баумана, 2007. – 416 с.: ил.</text:p>
      <text:p text:style-name="P14">2. Лутц М. Изучаем Python. – 5-е изд. – М.: Диалектика, 2019. – 1460 с.: ил.</text:p>
      <text:p text:style-name="P14">3. Брюс М. Ван Хорн II, Куан Нгуен. PyCharm: профессиональная работа на Python / пер. с англ. И.Л. Люско. – М.: ДМК Пресс, 2024. – 618 с.: ил.</text:p>
      <text:p text:style-name="P14">4. Welcome to python.org. — Текст : электронный // The official home of the Python Programming Language : [сайт]. — URL: https://www.python.org/</text:p>
      <text:p text:style-name="P14">5. Git. — Текст : электронный // Git : [сайт]. — URL: https://git-scm.com/</text:p>
      <text:p text:style-name="P14">6. GitHub. — Текст : электронный // GitHub : [сайт]. — URL: https://github.com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4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20M21S</meta:editing-duration>
    <meta:editing-cycles>9</meta:editing-cycles>
    <meta:generator>LibreOffice/7.3.7.2$Linux_X86_64 LibreOffice_project/30$Build-2</meta:generator>
    <dc:title>my_default</dc:title>
    <dc:date>2026-04-07T18:15:05.511762116</dc:date>
    <meta:document-statistic meta:table-count="3" meta:image-count="1" meta:object-count="0" meta:page-count="6" meta:paragraph-count="70" meta:word-count="585" meta:character-count="4545" meta:non-whitespace-character-count="4003"/>
  </office:meta>
</office:document-meta>
</file>